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0">
            <text:p>10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7" office:value-type="string">
            <text:p>2023-07-26_07-22-40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7" office:value-type="string">
            <text:p>2023-07-26_01-09-26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">
            <text:p>:m :PHOTO 寝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7" office:value-type="string">
            <text:p>2023-07-26_12-12-31_000.jpg</text:p>
          </table:table-cell>
          <table:table-cell table:style-name="ce26" office:value-type="string">
            <text:p>:m 温度 / location=部屋,for=暑い。何度だろうか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温度 / location=部屋,for=暑い。何度だろうか,other=~">
            <text:p>:m 温度 / location=部屋,for=暑い。何度だろうか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7" office:value-type="string">
            <text:p>2023-07-25_20-59-21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7];CONCATENATE([.C7];&quot; / &quot;;[.E5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7" office:value-type="string">
            <text:p>2023-07-26_12-48-0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8" office:value-type="string">
            <text:p>2023-07-26_07-29-32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7" office:value-type="string">
            <text:p>2023-07-25_18-05-59_000.jpg</text:p>
          </table:table-cell>
          <table:table-cell table:style-name="ce26" office:value-type="string">
            <text:p>:m #*# RES / free# S87DP9 記事読み / id~browser~media~machine=II94~yan~ya-仙台~DT / theme=レジオネラ症；,content=~,w=~ / genre=~ / other=a-id:メモ紙には、書いていない。書き忘れ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#*# RES / free# S87DP9 記事読み / id~browser~media~machine=II94~yan~ya-仙台~DT / theme=レジオネラ症；,content=~,w=~ / genre=~ / other=a-id:メモ紙には、書いていない。書き忘れ">
            <text:p>:m #*# RES / free# S87DP9 記事読み / id~browser~media~machine=II94~yan~ya-仙台~DT / theme=レジオネラ症；,content=~,w=~ / genre=~ / other=a-id:メモ紙には、書いていない。書き忘れ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7" office:value-type="string">
            <text:p>2023-07-25_18-06-18_000.jpg</text:p>
          </table:table-cell>
          <table:table-cell table:style-name="ce26" office:value-type="string">
            <text:p>:m #*# RES / free# S87DP9 記事読み / id~browser~media~machine=P6OT~yan~huan~NT / theme=技術；イオン膜,content=~,w=~ / genre=~ / other=~ || :m #*# RES / free# S87DP9 記事読み / id~browser~media~machine=8R1T~yan~huan~NT / theme=農民工,content=~,w=~ / genre=~ / other=~ || :m #*# RES / free# S87DP9 記事読み / id~browser~media~machine=8EVT~yan~huan~NT / theme=アフリカ；債務,content=~,w=~ / genre=~ /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#*# RES / free# S87DP9 記事読み / id~browser~media~machine=P6OT~yan~huan~NT / theme=技術；イオン膜,content=~,w=~ / genre=~ / other=~ || :m #*# RES / free# S87DP9 記事読み / id~browser~media~machine=8R1T~yan~huan~NT / theme=農民工,content=~,w=~ / genre=~ / other=~ || :m #*# RES / free# S87DP9 記事読み / id~browser~media~machine=8EVT~yan~huan~NT / theme=アフリカ；債務,content=~,w=~ / genre=~ / other=~">
            <text:p>:m #*# RES / free# S87DP9 記事読み / id~browser~media~machine=P6OT~yan~huan~NT / theme=技術；イオン膜,content=~,w=~ / genre=~ / other=~ || :m #*# RES / free# S87DP9 記事読み / id~browser~media~machine=8R1T~yan~huan~NT / theme=農民工,content=~,w=~ / genre=~ / other=~ || :m #*# RES / free# S87DP9 記事読み / id~browser~media~machine=8EVT~yan~huan~NT / theme=アフリカ；債務,content=~,w=~ / genre=~ / 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8" office:value-type="string">
            <text:p>2023-07-26_10-35-06_000.jpg</text:p>
          </table:table-cell>
          <table:table-cell table:style-name="ce26" office:value-type="string">
            <text:p>:m 1*2 RES / JVEMV6 64#310_hattatsu_otona / 『ちゃんと知りたい　大人の発達障害がわかる本』 著者=備瀬哲弘、監修,校注=~ / p.50 / w=引きこもり；,topic=~,publisher=~,other=memo+:発達障害：診断基準；memo+:発達障害：治療：目標；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1*2 RES / JVEMV6 64#310_hattatsu_otona / 『ちゃんと知りたい　大人の発達障害がわかる本』 著者=備瀬哲弘、監修,校注=~ / p.50 / w=引きこもり；,topic=~,publisher=~,other=memo+:発達障害：診断基準；memo+:発達障害：治療：目標；">
            <text:p>:m 1*2 RES / JVEMV6 64#310_hattatsu_otona / 『ちゃんと知りたい　大人の発達障害がわかる本』 著者=備瀬哲弘、監修,校注=~ / p.50 / w=引きこもり；,topic=~,publisher=~,other=memo+:発達障害：診断基準；memo+:発達障害：治療：目標；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7" office:value-type="string">
            <text:p>2023-07-26_10-35-24_000.jpg</text:p>
          </table:table-cell>
          <table:table-cell table:style-name="ce26" office:value-type="string">
            <text:p>:m 2*2 RES / JVEMV6 64#310_hattatsu_otona / 『ちゃんと知りたい　大人の発達障害がわかる本』 著者=備瀬哲弘、監修,校注=~ / p.50 / w=；,topic=~,publisher=~,other=memo+:発達障害：治療：方法；memo+:心理療法；memo+:メチルフェニデート；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2*2 RES / JVEMV6 64#310_hattatsu_otona / 『ちゃんと知りたい　大人の発達障害がわかる本』 著者=備瀬哲弘、監修,校注=~ / p.50 / w=；,topic=~,publisher=~,other=memo+:発達障害：治療：方法；memo+:心理療法；memo+:メチルフェニデート；">
            <text:p>:m 2*2 RES / JVEMV6 64#310_hattatsu_otona / 『ちゃんと知りたい　大人の発達障害がわかる本』 著者=備瀬哲弘、監修,校注=~ / p.50 / w=；,topic=~,publisher=~,other=memo+:発達障害：治療：方法；memo+:心理療法；memo+:メチルフェニデート；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6">2023/07/26</text:date>, <text:time>19:01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7-26T19:01:59.13</dc:date>
    <dc:creator>岩淵 謙</dc:creator>
    <meta:editing-duration>P57DT21H9M45S</meta:editing-duration>
    <meta:editing-cycles>19257</meta:editing-cycles>
    <meta:document-statistic meta:table-count="2" meta:cell-count="920" meta:object-count="0"/>
    <meta:user-defined meta:name="qrichtext">1</meta:user-defined>
  </office:meta>
</office:document-meta>
</file>